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416in" text:min-label-width="0.25in" text:list-level-position-and-space-mode="label-alignment">
          <style:list-level-label-alignment text:label-followed-by="listtab" fo:margin-left="0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66in" text:min-label-width="0.125in" text:list-level-position-and-space-mode="label-alignment">
          <style:list-level-label-alignment text:label-followed-by="listtab" fo:margin-left="1.4916in" fo:text-indent="-0.125in"/>
        </style:list-level-properties>
      </text:list-level-style-number>
      <text:list-level-style-number text:level="4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66in" text:min-label-width="0.125in" text:list-level-position-and-space-mode="label-alignment">
          <style:list-level-label-alignment text:label-followed-by="listtab" fo:margin-left="2.9916in" fo:text-indent="-0.125in"/>
        </style:list-level-properties>
      </text:list-level-style-number>
      <text:list-level-style-number text:level="7" style:num-suffix="." style:num-format="1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66in" text:min-label-width="0.125in" text:list-level-position-and-space-mode="label-alignment">
          <style:list-level-label-alignment text:label-followed-by="listtab" fo:margin-left="4.4916in" fo:text-indent="-0.125in"/>
        </style:list-level-properties>
      </text:list-level-style-number>
    </text:list-style>
    <style:style style:name="P1" style:parent-style-name="Нормален" style:master-page-name="MP0" style:family="paragraph">
      <style:paragraph-properties fo:break-before="page"/>
    </style:style>
    <style:style style:name="P2" style:parent-style-name="Списъкнаабзаци" style:list-style-name="LFO1" style:family="paragraph"/>
    <style:style style:name="T3" style:parent-style-name="Шрифтнаабзацапоподразбиране" style:family="text">
      <style:text-properties fo:language="en" fo:country="US"/>
    </style:style>
    <style:style style:name="T4" style:parent-style-name="Шрифтнаабзацапоподразбиране" style:family="text">
      <style:text-properties fo:language="en" fo:country="US"/>
    </style:style>
    <style:style style:name="T5" style:parent-style-name="Шрифтнаабзацапоподразбиране" style:family="text">
      <style:text-properties fo:language="en" fo:country="US"/>
    </style:style>
    <style:style style:name="T6" style:parent-style-name="Шрифтнаабзацапоподразбиране" style:family="text">
      <style:text-properties fo:language="en" fo:country="US"/>
    </style:style>
    <style:style style:name="T7" style:parent-style-name="Шрифтнаабзацапоподразбиране" style:family="text">
      <style:text-properties fo:language="en" fo:country="US"/>
    </style:style>
    <style:style style:name="T8" style:parent-style-name="Шрифтнаабзацапоподразбиране" style:family="text">
      <style:text-properties fo:language="en" fo:country="US"/>
    </style:style>
    <style:style style:name="T9" style:parent-style-name="Шрифтнаабзацапоподразбиране" style:family="text">
      <style:text-properties fo:language="en" fo:country="US"/>
    </style:style>
    <style:style style:name="T10" style:parent-style-name="Шрифтнаабзацапоподразбиране" style:family="text">
      <style:text-properties fo:language="en" fo:country="US"/>
    </style:style>
    <style:style style:name="T11" style:parent-style-name="Шрифтнаабзацапоподразбиране" style:family="text">
      <style:text-properties fo:language="en" fo:country="US"/>
    </style:style>
    <style:style style:name="T12" style:parent-style-name="Шрифтнаабзацапоподразбиране" style:family="text">
      <style:text-properties fo:language="en" fo:country="US"/>
    </style:style>
    <style:style style:name="T13" style:parent-style-name="Шрифтнаабзацапоподразбиране" style:family="text">
      <style:text-properties fo:language="en" fo:country="US"/>
    </style:style>
    <style:style style:name="T14" style:parent-style-name="Шрифтнаабзацапоподразбиране" style:family="text">
      <style:text-properties fo:language="en" fo:country="US"/>
    </style:style>
    <style:style style:name="T15" style:parent-style-name="Шрифтнаабзацапоподразбиране" style:family="text">
      <style:text-properties fo:language="en" fo:country="GB"/>
    </style:style>
    <style:style style:name="T16" style:parent-style-name="Шрифтнаабзацапоподразбиране" style:family="text">
      <style:text-properties fo:language="en" fo:country="GB"/>
    </style:style>
    <style:style style:name="T17" style:parent-style-name="Шрифтнаабзацапоподразбиране" style:family="text">
      <style:text-properties fo:language="en" fo:country="US"/>
    </style:style>
    <style:style style:name="T18" style:parent-style-name="Шрифтнаабзацапоподразбиране" style:family="text">
      <style:text-properties fo:language="en" fo:country="US"/>
    </style:style>
    <style:style style:name="T19" style:parent-style-name="Шрифтнаабзацапоподразбиране" style:family="text">
      <style:text-properties fo:language="en" fo:country="US"/>
    </style:style>
    <style:style style:name="T20" style:parent-style-name="Шрифтнаабзацапоподразбиране" style:family="text">
      <style:text-properties fo:language="en" fo:country="US"/>
    </style:style>
    <style:style style:name="P21" style:parent-style-name="Нормален" style:family="paragraph">
      <style:text-properties fo:language="en" fo:country="US"/>
    </style:style>
    <style:style style:name="P22" style:parent-style-name="Нормален" style:family="paragraph">
      <style:text-properties fo:language="en" fo:country="US"/>
    </style:style>
    <style:style style:name="P23" style:parent-style-name="Нормален" style:family="paragraph">
      <style:text-properties fo:language="en" fo:country="US"/>
    </style:style>
    <style:style style:name="T24" style:parent-style-name="Шрифтнаабзацапоподразбиране" style:family="text">
      <style:text-properties fo:language="en" fo:country="GB"/>
    </style:style>
    <style:style style:name="T25" style:parent-style-name="Шрифтнаабзацапоподразбиране" style:family="text">
      <style:text-properties fo:language="en" fo:country="US"/>
    </style:style>
    <style:style style:name="T26" style:parent-style-name="Шрифтнаабзацапоподразбиране" style:family="text">
      <style:text-properties fo:language="en" fo:country="GB"/>
    </style:style>
    <style:style style:name="T27" style:parent-style-name="Шрифтнаабзацапоподразбиране" style:family="text">
      <style:text-properties fo:language="en" fo:country="US"/>
    </style:style>
    <style:style style:name="T28" style:parent-style-name="Шрифтнаабзацапоподразбиране" style:family="text">
      <style:text-properties fo:language="en" fo:country="GB"/>
    </style:style>
    <style:style style:name="T29" style:parent-style-name="Шрифтнаабзацапоподразбиране" style:family="text">
      <style:text-properties fo:language="en" fo:country="GB"/>
    </style:style>
    <style:style style:name="P30" style:parent-style-name="Нормален" style:family="paragraph">
      <style:text-properties fo:language="en" fo:country="GB"/>
    </style:style>
    <style:style style:name="T31" style:parent-style-name="Шрифтнаабзацапоподразбиране" style:family="text">
      <style:text-properties fo:language="en" fo:country="GB"/>
    </style:style>
    <style:style style:name="T32" style:parent-style-name="Шрифтнаабзацапоподразбиране" style:family="text">
      <style:text-properties fo:language="en" fo:country="US"/>
    </style:style>
    <style:style style:name="T33" style:parent-style-name="Шрифтнаабзацапоподразбиране" style:family="text">
      <style:text-properties fo:language="en" fo:country="GB"/>
    </style:style>
    <style:style style:name="T34" style:parent-style-name="Шрифтнаабзацапоподразбиране" style:family="text">
      <style:text-properties fo:language="en" fo:country="US"/>
    </style:style>
    <style:style style:name="T35" style:parent-style-name="Шрифтнаабзацапоподразбиране" style:family="text">
      <style:text-properties fo:language="en" fo:country="GB"/>
    </style:style>
    <style:style style:name="T36" style:parent-style-name="Шрифтнаабзацапоподразбиране" style:family="text">
      <style:text-properties fo:language="en" fo:country="GB"/>
    </style:style>
    <style:style style:name="T37" style:parent-style-name="Шрифтнаабзацапоподразбиране" style:family="text">
      <style:text-properties fo:language="en" fo:country="GB"/>
    </style:style>
    <style:style style:name="T38" style:parent-style-name="Шрифтнаабзацапоподразбиране" style:family="text">
      <style:text-properties fo:language="en" fo:country="GB"/>
    </style:style>
    <style:style style:name="T39" style:parent-style-name="Шрифтнаабзацапоподразбиране" style:family="text">
      <style:text-properties fo:language="en" fo:country="GB"/>
    </style:style>
    <style:style style:name="T40" style:parent-style-name="Шрифтнаабзацапоподразбиране" style:family="text">
      <style:text-properties fo:language="en" fo:country="GB"/>
    </style:style>
    <style:style style:name="T41" style:parent-style-name="Шрифтнаабзацапоподразбиране" style:family="text">
      <style:text-properties fo:language="en" fo:country="GB"/>
    </style:style>
    <style:style style:name="T42" style:parent-style-name="Шрифтнаабзацапоподразбиране" style:family="text">
      <style:text-properties fo:background-color="#FFFF00"/>
    </style:style>
    <style:style style:name="T43" style:parent-style-name="Шрифтнаабзацапоподразбиране" style:family="text">
      <style:text-properties fo:language="en" fo:country="GB"/>
    </style:style>
    <style:style style:name="T44" style:parent-style-name="Шрифтнаабзацапоподразбиране" style:family="text">
      <style:text-properties fo:language="en" fo:country="GB"/>
    </style:style>
    <style:style style:name="P45" style:parent-style-name="Нормален" style:family="paragraph">
      <style:text-properties fo:language="en" fo:country="GB"/>
    </style:style>
    <style:style style:name="T46" style:parent-style-name="Шрифтнаабзацапоподразбиране" style:family="text">
      <style:text-properties fo:language="en" fo:country="GB"/>
    </style:style>
    <style:style style:name="T47" style:parent-style-name="Шрифтнаабзацапоподразбиране" style:family="text">
      <style:text-properties fo:language="en" fo:country="GB"/>
    </style:style>
    <style:style style:name="T48" style:parent-style-name="Шрифтнаабзацапоподразбиране" style:family="text">
      <style:text-properties fo:language="en" fo:country="GB"/>
    </style:style>
    <style:style style:name="T49" style:parent-style-name="Шрифтнаабзацапоподразбиране" style:family="text">
      <style:text-properties fo:language="en" fo:country="GB"/>
    </style:style>
    <style:style style:name="P50" style:parent-style-name="Нормален" style:family="paragraph">
      <style:text-properties fo:language="en" fo:country="GB"/>
    </style:style>
    <style:style style:name="P51" style:parent-style-name="Нормален" style:family="paragraph">
      <style:text-properties fo:language="en" fo:country="GB"/>
    </style:style>
    <style:style style:name="T52" style:parent-style-name="Шрифтнаабзацапоподразбиране" style:family="text">
      <style:text-properties fo:language="en" fo:country="GB"/>
    </style:style>
    <style:style style:name="T53" style:parent-style-name="Шрифтнаабзацапоподразбиране" style:family="text">
      <style:text-properties fo:language="en" fo:country="GB"/>
    </style:style>
    <style:style style:name="T54" style:parent-style-name="Шрифтнаабзацапоподразбиране" style:family="text">
      <style:text-properties fo:language="en" fo:country="GB"/>
    </style:style>
    <style:style style:name="T55" style:parent-style-name="Шрифтнаабзацапоподразбиране" style:family="text">
      <style:text-properties fo:language="en" fo:country="GB"/>
    </style:style>
    <style:style style:name="T56" style:parent-style-name="Шрифтнаабзацапоподразбиране" style:family="text">
      <style:text-properties fo:language="en" fo:country="US"/>
    </style:style>
    <style:style style:name="T57" style:parent-style-name="Шрифтнаабзацапоподразбиране" style:family="text">
      <style:text-properties fo:language="en" fo:country="GB"/>
    </style:style>
    <style:style style:name="T58" style:parent-style-name="Шрифтнаабзацапоподразбиране" style:family="text">
      <style:text-properties fo:language="en" fo:country="GB"/>
    </style:style>
    <style:style style:name="P59" style:parent-style-name="Нормален" style:family="paragraph">
      <style:text-properties fo:language="en" fo:country="US"/>
    </style:style>
    <style:style style:name="T60" style:parent-style-name="Шрифтнаабзацапоподразбиране" style:family="text">
      <style:text-properties fo:language="en" fo:country="US"/>
    </style:style>
    <style:style style:name="T61" style:parent-style-name="Шрифтнаабзацапоподразбиране" style:family="text">
      <style:text-properties fo:language="en" fo:country="US"/>
    </style:style>
    <style:style style:name="T62" style:parent-style-name="Шрифтнаабзацапоподразбиране" style:family="text">
      <style:text-properties fo:language="en" fo:country="US"/>
    </style:style>
    <style:style style:name="T63" style:parent-style-name="Шрифтнаабзацапоподразбиране" style:family="text">
      <style:text-properties fo:language="en" fo:country="GB"/>
    </style:style>
    <style:style style:name="T64" style:parent-style-name="Шрифтнаабзацапоподразбиране" style:family="text">
      <style:text-properties fo:language="en" fo:country="GB"/>
    </style:style>
    <style:style style:name="T65" style:parent-style-name="Шрифтнаабзацапоподразбиране" style:family="text">
      <style:text-properties fo:language="en" fo:country="GB"/>
    </style:style>
    <style:style style:name="T66" style:parent-style-name="Шрифтнаабзацапоподразбиране" style:family="text">
      <style:text-properties fo:language="en" fo:country="GB"/>
    </style:style>
    <style:style style:name="P67" style:parent-style-name="Нормален" style:family="paragraph">
      <style:text-properties fo:language="en" fo:country="GB"/>
    </style:style>
  </office:automatic-styles>
  <office:body>
    <office:text text:use-soft-page-breaks="true">
      <text:p text:style-name="P1">СПИСЪК НА КАРТИНИ И ПОСЛЕДОВАТЕЛНОСТ</text:p>
      <text:p text:style-name="Нормален"/>
      <text:p text:style-name="Нормален"/>
      <text:list text:style-name="LFO1" text:continue-numbering="true">
        <text:list-item>
          <text:p text:style-name="P2">60 x 40, Вселена 47, акрил, смесена техника <text:s/>/ <text:s/><text:span text:style-name="T3">Universe 47 , acrylic, mixed media</text:span></text:p>
        </text:list-item>
      </text:list>
      <text:p text:style-name="Нормален"><text:span text:style-name="T4"><text:s text:c="7"/></text:span>2)<text:s/><text:span text:style-name="T5"><text:s text:c="2"/></text:span>60 x 45<text:span text:style-name="T6"><text:s/></text:span>Роза от Вселена 4<text:span text:style-name="T7">7</text:span>, акрил, смесена техника<text:span text:style-name="T8">/ Rose From Universe 47, acrylic, mixed media</text:span></text:p>
      <text:p text:style-name="Нормален"><text:span text:style-name="T9"><text:s text:c="7"/></text:span>3)<text:s/><text:span text:style-name="T10"><text:s text:c="2"/></text:span>100 х 70 Космически рози, акрил, смесена техника<text:span text:style-name="T11">/ Space Roses, acrylic, mixed media</text:span></text:p>
      <text:p text:style-name="Нормален"/>
      <text:p text:style-name="Нормален">4) 30 х 20 РоЗЗи, акрил, смесена техника<text:span text:style-name="T12">/ Rozzes, acrylic, mixed media</text:span></text:p>
      <text:p text:style-name="Нормален"><text:span text:style-name="T13">5) 60 х 40 Краличка, акрил,</text:span><text:s/><text:span text:style-name="T14">смесена техника, малко тиксо</text:span>/<text:s/><text:span text:style-name="T15">Little Queen, acrylic, mixed m</text:span><text:span text:style-name="T16">edia, some duct tape</text:span></text:p>
      <text:p text:style-name="Нормален"><text:span text:style-name="T17">6)</text:span><text:s/><text:span text:style-name="T18">25 x 18 Течна роза, акрил, смесена техника/ Liquid Rose, acrylic, mixed media</text:span></text:p>
      <text:p text:style-name="Нормален"/>
      <text:p text:style-name="Нормален">7) 80 х 30 Роза, акрил, смесена техника<text:span text:style-name="T19">/ Rose, acrylic, mixed media</text:span></text:p>
      <text:p text:style-name="Нормален">8) 80 х 30 Другите рози, акрил, смесена техника<text:span text:style-name="T20">/ Other Roses, acryl, mixed media</text:span></text:p>
      <text:p text:style-name="P21">9) 60 x 40 Бонбонени рози, акрил, смесена техника/ Candy Roses, acryl, mixed media</text:p>
      <text:p text:style-name="P22"/>
      <text:p text:style-name="P23"/>
      <text:p text:style-name="Нормален"><text:span text:style-name="T24">10</text:span>) 60 х 40 Басмая, акрил, смесена техника<text:span text:style-name="T25">/ Basmaya, acrylic, mixed media</text:span></text:p>
      <text:p text:style-name="Нормален"><text:span text:style-name="T26">11</text:span>) 100 х 70 Мъртво извънземно, акрил, смесена техника<text:span text:style-name="T27">/ Death Alien, acrylic mixed media</text:span></text:p>
      <text:p text:style-name="Нормален"><text:span text:style-name="T28">12</text:span>) 80 х<text:s/>80 Нигредо, акрил, смесена техника<text:span text:style-name="T29">/ Nigredo, acrylic, mixed media</text:span></text:p>
      <text:p text:style-name="P30"/>
      <text:p text:style-name="Нормален"/>
      <text:p text:style-name="Нормален">13) 50 х 35 Мъртъв пламък, акрил, смесена техника<text:span text:style-name="T31"><text:s/>/</text:span><text:span text:style-name="T32">Death Flame, acrylic, mixed media</text:span></text:p>
      <text:p text:style-name="Нормален">1<text:span text:style-name="T33">4</text:span>) 30 х 20 БъбБъб, акрил, смесена техника<text:span text:style-name="T34">/ BubBub, acrylic, mixed media</text:span></text:p>
      <text:p text:style-name="Нормален">15) 60 х 45 Арсел, акрил, смесена техника<text:span text:style-name="T35">/ Arsel, acrylic, mixed media</text:span></text:p>
      <text:p text:style-name="Нормален"/>
      <text:p text:style-name="Нормален"><text:span text:style-name="T36">16</text:span>) 60 х 40 Горгона, акрил, смесена техника<text:span text:style-name="T37">/ Gorgona, acrylic, mixed media</text:span></text:p>
      <text:p text:style-name="Нормален"><text:span text:style-name="T38">17)<text:s/></text:span>50 х 35 Турбо, акрил, смесена техника<text:span text:style-name="T39">/ Turbo, acrylic, mixed media</text:span></text:p>
      <text:p text:style-name="Нормален"><text:span text:style-name="T40">18)<text:s/></text:span>60<text:s/><text:span text:style-name="T41">x</text:span><text:s/>40 Руу ,<text:s/><text:span text:style-name="T42">откупена</text:span>, акрил, смесена техника<text:span text:style-name="T43">/ Roo,<text:s/></text:span><text:span text:style-name="T44">acrylic, mixed media, sold</text:span></text:p>
      <text:p text:style-name="Нормален"/>
      <text:p text:style-name="Нормален"/>
      <text:p text:style-name="P45"/>
      <text:p text:style-name="Нормален"/>
      <text:p text:style-name="Нормален"/>
      <text:p text:style-name="Нормален"><text:span text:style-name="T46">19)<text:s/></text:span>40 х 30 Просто грозно, акрил, смесена техника<text:span text:style-name="T47">/ Just Ugly, acrylic, mixed media</text:span></text:p>
      <text:p text:style-name="Нормален"><text:span text:style-name="T48">20)<text:s/></text:span>80 х 60 Шаман, акрил, смесена техника<text:span text:style-name="T49">/ Shaman, acrylic, mixed media</text:span></text:p>
      <text:p text:style-name="P50">21) 24 х 19 Смотана мадама, акрил, смесена техника/ Clumsy Chick, acrylic, mixed media<text:s/></text:p>
      <text:p text:style-name="P51"/>
      <text:p text:style-name="Нормален"><text:span text:style-name="T52">22)<text:s/></text:span>60 х 40 Бременният плъх, акрил, смесена техника<text:span text:style-name="T53">/ The Pregnant Rat, acrylic, mixed media</text:span></text:p>
      <text:p text:style-name="Нормален"><text:span text:style-name="T54">23)<text:s/></text:span>60 х 40 Непознато цвете, акрил, смесена техника<text:span text:style-name="T55">/ Unknown Flower, acrylic, mixed media</text:span></text:p>
      <text:p text:style-name="Нормален"><text:span text:style-name="T56">24)<text:s/></text:span>80 х 60 Лейди Хамлет, акрил, смесена техника<text:span text:style-name="T57">/ Lady</text:span><text:span text:style-name="T58"><text:s/>Hamlet, acrylic, mixed media</text:span></text:p>
      <text:p text:style-name="P59"/>
      <text:p text:style-name="Нормален"><text:span text:style-name="T60">25) <text:s/></text:span>80 х 80 Грозен феникс, акрил, смесена техника<text:span text:style-name="T61">/ Ugly Phoenix, acrylic, mixed media<text:s/></text:span></text:p>
      <text:p text:style-name="Нормален"><text:span text:style-name="T62">26)<text:s/></text:span>100 на 70 Метаморт, акрил, смесена техника<text:span text:style-name="T63">/ Metamort, acrylic, mixed media</text:span></text:p>
      <text:p text:style-name="Нормален"><text:span text:style-name="T64">27)<text:s/></text:span><text:s/>80 х 60 Жива илюзия/<text:s/><text:span text:style-name="T65">Living Illusion, acrylic, mixed<text:s/></text:span><text:span text:style-name="T66">media</text:span></text:p>
      <text:p text:style-name="P67"/>
      <text:p text:style-name="Нормален"/>
      <text:p text:style-name="Нормален"/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language="bg" fo:country="BG" fo:hyphenate="false"/>
    </style:style>
    <style:style style:name="Шрифтнаабзацапоподразбиране" style:display-name="Шрифт на абзаца по подразбиране" style:family="text"/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416in" text:min-label-width="0.25in" text:list-level-position-and-space-mode="label-alignment">
          <style:list-level-label-alignment text:label-followed-by="listtab" fo:margin-left="0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66in" text:min-label-width="0.125in" text:list-level-position-and-space-mode="label-alignment">
          <style:list-level-label-alignment text:label-followed-by="listtab" fo:margin-left="1.4916in" fo:text-indent="-0.125in"/>
        </style:list-level-properties>
      </text:list-level-style-number>
      <text:list-level-style-number text:level="4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66in" text:min-label-width="0.125in" text:list-level-position-and-space-mode="label-alignment">
          <style:list-level-label-alignment text:label-followed-by="listtab" fo:margin-left="2.9916in" fo:text-indent="-0.125in"/>
        </style:list-level-properties>
      </text:list-level-style-number>
      <text:list-level-style-number text:level="7" style:num-suffix="." style:num-format="1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66in" text:min-label-width="0.125in" text:list-level-position-and-space-mode="label-alignment">
          <style:list-level-label-alignment text:label-followed-by="listtab" fo:margin-left="4.4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te@abv.bg</meta:initial-creator>
    <dc:creator>gerte@abv.bg</dc:creator>
    <meta:creation-date>2023-01-18T18:52:00Z</meta:creation-date>
    <dc:date>2023-03-12T20:01:00Z</dc:date>
    <meta:template xlink:href="Normal" xlink:type="simple"/>
    <meta:editing-cycles>48</meta:editing-cycles>
    <meta:editing-duration>PT13320S</meta:editing-duration>
    <meta:document-statistic meta:page-count="2" meta:paragraph-count="4" meta:word-count="339" meta:character-count="2270" meta:row-count="16" meta:non-whitespace-character-count="1935"/>
  </office:meta>
</office:document-meta>
</file>